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text:span text:style-name="Strong_20_Emphasis">El Camino Corto</text:span><text:line-break/><text:span text:style-name="Emphasis">Cliffhanger del Capítulo</text:span></text:p>
      <text:p text:style-name="Text_20_body">Elara había dejado atrás las luces cálidas de Rainbowtown, que ahora no eran más que destellos anaranjados en la distancia, tragados por el velo de la noche. A cada paso que daba, la oscuridad se volvía más espesa, más compacta, como si el bosque mismo se cerrara sobre ella. El aire, cargado de humedad y hojas en descomposición, tenía un olor antiguo, denso, casi como si se adentrara en un mundo que no había sido tocado por el tiempo ni por los hombres.</text:p>
      <text:p text:style-name="Text_20_body">Había elegido el camino corto. Contra el consejo del anticuario, contra el juicio de todo aquel que conociera la región. Y aunque sabía que las leyendas no eran más que cuentos de taberna y superstición, no podía evitar sentir cómo aquellas historias —de brujas que se alimentaban de vísceras, de espíritus burlones que hacían perder el rumbo, de criaturas invisibles que devoraban viajeros— comenzaban a enroscarse en su mente como enredaderas venenosas.</text:p>
      <text:p text:style-name="Text_20_body">El bosque se había vuelto completamente silencioso. Ni el canto de los grillos ni el crujir de ramas. Solo el sonido de sus propios pasos sobre el suelo húmedo… y el latido acelerado de su corazón.</text:p>
      <text:p text:style-name="Text_20_body">Y entonces, el viento.<text:line-break/>Una ráfaga lejana que atravesó el bosque como un susurro al oído: húmedo, gélido, lleno de palabras que no lograba entender pero que erizaban su piel.<text:line-break/>A su alrededor, los árboles se mecían lentamente, demasiado lentamente. Sus siluetas, retorcidas y nudosas, se estiraban hacia ella como dedos de ancianas invisibles.</text:p>
      <text:p text:style-name="Text_20_body">Un crujido.<text:line-break/>Detrás.<text:line-break/>Se dio la vuelta bruscamente. Nada. Solo sombras que se deslizaban entre troncos.</text:p>
      <text:p text:style-name="Text_20_body">Avanzó más rápido, sus botas dejando huellas fangosas entre raíces torcidas. Pero el silencio ya no era total: había algo que la seguía. Respiraciones entrecortadas. Pasos que imitaban los suyos. Y cada tanto, un murmullo ahogado que parecía surgir del mismo suelo.</text:p>
      <text:p text:style-name="Text_20_body">Entonces, algo se quebró detrás de ella. Una rama.<text:line-break/>Se detuvo.<text:line-break/>El sonido volvió a oírse, más cerca.<text:line-break/>Su instinto reaccionó antes que su razón: echó a correr.</text:p>
      <text:p text:style-name="Text_20_body">Corrió a ciegas, apartando ramas que le arañaban la piel, saltando sobre troncos caídos, sintiendo que en cualquier momento algo le rozaría la nuca o la tomaría del tobillo para arrastrarla. Corría sin mirar atrás, porque tenía la certeza de que si lo hacía, si se atrevía a ver lo que la seguía, perdería la razón.</text:p>
      <text:p text:style-name="Text_20_body">Finalmente se detuvo, jadeante, con el pecho ardiendo y el sudor helado corriéndole por la espalda. Apoyó una mano sobre un árbol para recuperar el aliento. “Solo es un bosque”, se dijo en voz baja. “Solo un bosque… La gente dice muchas cosas.”</text:p>
      <text:p text:style-name="Text_20_body">Pero el bosque no parecía escucharla.<text:line-break/>O peor: parecía estar esperando.</text:p>
      <text:p text:style-name="Text_20_body"><text:soft-page-break/>Elara retomó el paso con más cautela, intentando controlar el temblor de sus piernas. Pero entonces el suelo cambió bajo sus pies. Algo se volvió más blando, más húmedo. Dio un paso y su pie se hundió. Miró hacia abajo: barro. Un segundo paso, y el otro pie también se hundió. El barro era espeso, de una arcilla negra que parecía succionar con vida propia.</text:p>
      <text:p text:style-name="Text_20_body">Intentó retroceder, pero la arcilla se aferraba a sus botas como si tuviera dedos. Con esfuerzo logró liberar una pierna, pero al dar el siguiente paso, el peso del barro la desequilibró. Cayó hacia adelante con un golpe sordo, hundiendo las manos hasta los codos en esa masa pegajosa y fría.</text:p>
      <text:p text:style-name="Text_20_body">—¡No! —gritó, tratando de levantarse, pero el suelo la sujetaba. Ya no era solo barro: era una trampa. Una trampa viva.</text:p>
      <text:p text:style-name="Text_20_body">Cuanto más luchaba, más se hundía.<text:line-break/>La arcilla subía por su cintura, por su pecho.<text:line-break/>Los músculos de sus brazos ardían de tanto esfuerzo inútil.</text:p>
      <text:p text:style-name="Text_20_body">—¡Ayuda! ¡Ayuda! —gritó, pero su voz se perdía entre los árboles, absorbida por la noche.</text:p>
      <text:p text:style-name="Text_20_body">El barro le llegó a los hombros. El frío era insoportable. Sentía su corazón golpeando con fuerza dentro de su pecho, como si también él quisiera escapar.</text:p>
      <text:p text:style-name="Text_20_body">Una carcajada breve, femenina, se oyó en la distancia.<text:line-break/>Elara contuvo la respiración.<text:line-break/>¿Una mujer? ¿Una bruja? ¿O simplemente el eco de su miedo disfrazado de risa?</text:p>
      <text:p text:style-name="Text_20_body">—¡Ayuda! ¡Por favor!</text:p>
      <text:p text:style-name="Text_20_body">El lodo le alcanzó la barbilla. Inclinó la cabeza hacia atrás, buscando aire, y sintió cómo la parte posterior de su cráneo ya tocaba el fondo. Cada respiración era más corta. El barro parecía tener peso propio, como si una fuerza desde abajo la jalara con firmeza.</text:p>
      <text:p text:style-name="Text_20_body">Entonces lo entendió.</text:p>
      <text:p text:style-name="Text_20_body">Aquellos que no regresaban.<text:line-break/>No eran historias.<text:line-break/>No eran leyendas.</text:p>
      <text:p text:style-name="Text_20_body">El camino corto tenía hambre.</text:p>
      <text:p text:style-name="Text_20_body">Y la estaba devorando.</text:p>
      <text:p text:style-name="Text_20_body">Elara miró hacia el cielo, pero no había cielo: solo ramas entrelazadas y nubes negras que lo ocultaban todo. Trató de mover un brazo, pero apenas pudo. El barro cubría ya su cuello, subía, subía lentamente…</text:p>
      <text:p text:style-name="Text_20_body">Sus ojos se abrieron con pánico.</text:p>
      <text:p text:style-name="Text_20_body">Y en la absoluta oscuridad, lo último que vio fue una sombra moverse, acercarse, una figura alta y delgada que caminaba en silencio sobre el barro sin hundirse. Una figura sin rostro. Sin pasos.</text:p>
      <text:p text:style-name="Text_20_body">Y luego, el barro la tragó.</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7T19:17:09.578000000</meta:creation-date>
    <dc:date>2025-05-17T19:22:20.341000000</dc:date>
    <meta:editing-duration>PT5M11S</meta:editing-duration>
    <meta:editing-cycles>1</meta:editing-cycles>
    <meta:document-statistic meta:table-count="0" meta:image-count="0" meta:object-count="0" meta:page-count="3" meta:paragraph-count="28" meta:word-count="832" meta:character-count="4834" meta:non-whitespace-character-count="4030"/>
    <meta:generator>LibreOffice/7.3.5.2$Windows_X86_64 LibreOffice_project/184fe81b8c8c30d8b5082578aee2fed2ea847c01</meta:generator>
  </office:meta>
</office:document-meta>
</file>